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float" office:value="12555" calcext:value-type="float">
            <text:p>12555</text:p>
          </table:table-cell>
          <table:table-cell office:value-type="float" office:value="42" calcext:value-type="float">
            <text:p>42</text:p>
          </table:table-cell>
          <table:table-cell office:value-type="float" office:value="0.0117800235748" calcext:value-type="float">
            <text:p>0,0117800236</text:p>
          </table:table-cell>
          <table:table-cell office:value-type="float" office:value="20.8495118618" calcext:value-type="float">
            <text:p>20,8495118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float" office:value="12556" calcext:value-type="float">
            <text:p>12556</text:p>
          </table:table-cell>
          <table:table-cell office:value-type="float" office:value="41" calcext:value-type="float">
            <text:p>41</text:p>
          </table:table-cell>
          <table:table-cell office:value-type="float" office:value="0.0126800537109" calcext:value-type="float">
            <text:p>0,0126800537</text:p>
          </table:table-cell>
          <table:table-cell office:value-type="float" office:value="20.5959780216" calcext:value-type="float">
            <text:p>20,5959780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2574" calcext:value-type="float">
            <text:p>12574</text:p>
          </table:table-cell>
          <table:table-cell office:value-type="float" office:value="23" calcext:value-type="float">
            <text:p>23</text:p>
          </table:table-cell>
          <table:table-cell office:value-type="float" office:value="0.0117008686066" calcext:value-type="float">
            <text:p>0,0117008686</text:p>
          </table:table-cell>
          <table:table-cell office:value-type="float" office:value="20.6367640495" calcext:value-type="float">
            <text:p>20,6367640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office:value-type="float" office:value="0.0117859840393" calcext:value-type="float">
            <text:p>0,011785984</text:p>
          </table:table-cell>
          <table:table-cell office:value-type="float" office:value="20.6609280109" calcext:value-type="float">
            <text:p>20,6609280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float" office:value="12549" calcext:value-type="float">
            <text:p>12549</text:p>
          </table:table-cell>
          <table:table-cell office:value-type="float" office:value="48" calcext:value-type="float">
            <text:p>48</text:p>
          </table:table-cell>
          <table:table-cell office:value-type="float" office:value="0.0118880271912" calcext:value-type="float">
            <text:p>0,0118880272</text:p>
          </table:table-cell>
          <table:table-cell office:value-type="float" office:value="20.6003520489" calcext:value-type="float">
            <text:p>20,6003520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5" calcext:value-type="float">
            <text:p>99,55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float" office:value="12540" calcext:value-type="float">
            <text:p>12540</text:p>
          </table:table-cell>
          <table:table-cell office:value-type="float" office:value="57" calcext:value-type="float">
            <text:p>57</text:p>
          </table:table-cell>
          <table:table-cell office:value-type="float" office:value="0.0118660926819" calcext:value-type="float">
            <text:p>0,0118660927</text:p>
          </table:table-cell>
          <table:table-cell office:value-type="float" office:value="20.6045651436" calcext:value-type="float">
            <text:p>20,6045651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0.0121119022369" calcext:value-type="float">
            <text:p>0,0121119022</text:p>
          </table:table-cell>
          <table:table-cell office:value-type="float" office:value="20.6213138103" calcext:value-type="float">
            <text:p>20,6213138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9" calcext:value-type="float">
            <text:p>39</text:p>
          </table:table-cell>
          <table:table-cell office:value-type="float" office:value="0.0117840766907" calcext:value-type="float">
            <text:p>0,0117840767</text:p>
          </table:table-cell>
          <table:table-cell office:value-type="float" office:value="20.616150856" calcext:value-type="float">
            <text:p>20,616150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12555" calcext:value-type="float">
            <text:p>12555</text:p>
          </table:table-cell>
          <table:table-cell office:value-type="float" office:value="43" calcext:value-type="float">
            <text:p>43</text:p>
          </table:table-cell>
          <table:table-cell office:value-type="float" office:value="0.011568069458" calcext:value-type="float">
            <text:p>0,0115680695</text:p>
          </table:table-cell>
          <table:table-cell office:value-type="float" office:value="20.6787650585" calcext:value-type="float">
            <text:p>20,6787650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2562" calcext:value-type="float">
            <text:p>12562</text:p>
          </table:table-cell>
          <table:table-cell office:value-type="float" office:value="36" calcext:value-type="float">
            <text:p>36</text:p>
          </table:table-cell>
          <table:table-cell office:value-type="float" office:value="0.0115308761597" calcext:value-type="float">
            <text:p>0,0115308762</text:p>
          </table:table-cell>
          <table:table-cell office:value-type="float" office:value="20.6081359386" calcext:value-type="float">
            <text:p>20,6081359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9" calcext:value-type="float">
            <text:p>99,679</text:p>
          </table:table-cell>
          <table:table-cell table:formula="of:=AVERAGE([.C2:.C11])" office:value-type="float" office:value="0.301" calcext:value-type="float">
            <text:p>0,30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6.8" calcext:value-type="float">
            <text:p>12556,8</text:p>
          </table:table-cell>
          <table:table-cell table:formula="of:=AVERAGE([.F2:.F11])" office:value-type="float" office:value="40.5" calcext:value-type="float">
            <text:p>40,5</text:p>
          </table:table-cell>
          <table:table-cell table:formula="of:=SUM([.G2:.G11])/10" office:value-type="float" office:value="0.011869597435" calcext:value-type="float">
            <text:p>0,0118695974</text:p>
          </table:table-cell>
          <table:table-cell table:formula="of:=SUM([.H2:.H11])/10" office:value-type="float" office:value="20.64724647997" calcext:value-type="float">
            <text:p>20,64724648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43.2" calcext:value-type="float">
            <text:p>5843,2</text:p>
          </table:table-cell>
          <table:table-cell table:formula="of:=AVERAGE([.I18:.I27])" office:value-type="float" office:value="19.8" calcext:value-type="float">
            <text:p>19,8</text:p>
          </table:table-cell>
          <table:table-cell table:number-columns-repeated="3"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761" calcext:value-type="float">
            <text:p>6761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20.7" calcext:value-type="float">
            <text:p>20,7</text:p>
          </table:table-cell>
          <table:table-cell table:formula="of:=AVERAGE([.J18:.J27])" office:value-type="float" office:value="6713.6" calcext:value-type="float">
            <text:p>6713,6</text:p>
          </table:table-cell>
          <table:table-cell table:number-columns-repeated="3"/>
          <table:table-cell office:value-type="float" office:value="5832" calcext:value-type="float">
            <text:p>58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724" calcext:value-type="float">
            <text:p>6724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880" calcext:value-type="float">
            <text:p>58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694" calcext:value-type="float">
            <text:p>6694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5843" calcext:value-type="float">
            <text:p>5843</text:p>
          </table:table-cell>
          <table:table-cell table:number-columns-repeated="4"/>
          <table:table-cell office:value-type="float" office:value="5827" calcext:value-type="float">
            <text:p>58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731" calcext:value-type="float">
            <text:p>6731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5852" calcext:value-type="float">
            <text:p>585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697" calcext:value-type="float">
            <text:p>6697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5823" calcext:value-type="float">
            <text:p>58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6717" calcext:value-type="float">
            <text:p>6717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13" calcext:value-type="float">
            <text:p>6713</text:p>
          </table:table-cell>
          <table:table-cell table:number-columns-repeated="4"/>
          <table:table-cell office:value-type="float" office:value="5889" calcext:value-type="float">
            <text:p>58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671" calcext:value-type="float">
            <text:p>6671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764" calcext:value-type="float">
            <text:p>576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795" calcext:value-type="float">
            <text:p>6795</text:p>
          </table:table-cell>
          <table:table-cell table:formula="of:=SUM([.G25:.J25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847" calcext:value-type="float">
            <text:p>584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08" calcext:value-type="float">
            <text:p>6708</text:p>
          </table:table-cell>
          <table:table-cell table:formula="of:=SUM([.G26:.J26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924" calcext:value-type="float">
            <text:p>59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638" calcext:value-type="float">
            <text:p>6638</text:p>
          </table:table-cell>
          <table:table-cell table:formula="of:=SUM([.G27:.J27])" office:value-type="float" office:value="12598" calcext:value-type="float">
            <text:p>12598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45256807176" calcext:value-type="float">
            <text:p>0,9967452568</text:p>
          </table:table-cell>
          <table:table-cell table:number-columns-repeated="4"/>
          <table:table-cell table:formula="of:=AVERAGE([.G18:.G27])" office:value-type="float" office:value="5843.2" calcext:value-type="float">
            <text:p>5843,2</text:p>
          </table:table-cell>
          <table:table-cell table:formula="of:=AVERAGE([.H18:.H27])" office:value-type="float" office:value="20.7" calcext:value-type="float">
            <text:p>20,7</text:p>
          </table:table-cell>
          <table:table-cell table:formula="of:=AVERAGE([.I18:.I27])" office:value-type="float" office:value="19.8" calcext:value-type="float">
            <text:p>19,8</text:p>
          </table:table-cell>
          <table:table-cell table:formula="of:=AVERAGE([.J18:.J27])" office:value-type="float" office:value="6713.6" calcext:value-type="float">
            <text:p>6713,6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5474319282369" calcext:value-type="float">
            <text:p>0,0032547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588777076582" calcext:value-type="float">
            <text:p>0,9965887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81496881497" calcext:value-type="float">
            <text:p>0,996881496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5:10:50.788511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14:43.971659543</meta:creation-date>
    <dc:date>2018-01-05T15:39:50.761816922</dc:date>
    <meta:editing-duration>PT27M35S</meta:editing-duration>
    <meta:editing-cycles>5</meta:editing-cycles>
    <meta:generator>LibreOffice/5.1.6.2$Linux_X86_64 LibreOffice_project/10m0$Build-2</meta:generator>
    <meta:document-statistic meta:table-count="1" meta:cell-count="166" meta:object-count="0"/>
  </office:meta>
</office:document-meta>
</file>